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i>j</mi>
            </msub>
            <mrow>
              <mi/>
              <mo stretchy="false">=</mo>
              <mi/>
            </mrow>
            <msub>
              <mi>p</mi>
              <mi>j</mi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i>;</mi>
            <mi/>
            <msub>
              <mrow>
                <mover accent="true">
                  <mi>p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row>
                <mover accent="true">
                  <mi>p</mi>
                  <mo stretchy="false">̄</mo>
                </mover>
              </mrow>
              <mi>j</mi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o stretchy="false">⇔</mo>
            <mi/>
            <msub>
              <mi>F</mi>
              <mn>1</mn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p</mi>
              <mi>j</mi>
            </msub>
            <mrow>
              <mi/>
              <mo stretchy="false">=</mo>
              <mi/>
            </mrow>
            <msub>
              <mi>p</mi>
              <mi>j</mi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i>;</mi>
            <mi/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o stretchy="false">⇔</mo>
            <mi/>
            <msub>
              <mi>F</mi>
              <mn>2</mn>
            </msub>
            <mrow>
              <mo stretchy="false">(</mo>
              <mrow>
                <mstyle mathvariant="bold">
                  <mrow>
                    <mi>q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q</mi>
              <mi>j</mi>
            </msub>
            <mrow>
              <mi/>
              <mo stretchy="false">=</mo>
              <mi/>
            </mrow>
            <msub>
              <mi>q</mi>
              <mi>j</mi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i>;</mi>
            <mi/>
            <msub>
              <mrow>
                <mover accent="true">
                  <mi>p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row>
                <mover accent="true">
                  <mi>p</mi>
                  <mo stretchy="false">̄</mo>
                </mover>
              </mrow>
              <mi>j</mi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o stretchy="false">⇔</mo>
            <mi/>
            <msub>
              <mi>F</mi>
              <mn>3</mn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q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</mrow>
        </mtd>
      </mtr>
      <mtr>
        <mtd>
          <mrow>
            <msub>
              <mi>q</mi>
              <mi>j</mi>
            </msub>
            <mrow>
              <mi/>
              <mo stretchy="false">=</mo>
              <mi/>
            </mrow>
            <msub>
              <mi>q</mi>
              <mi>j</mi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i>;</mi>
            <mi/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i/>
              <mo stretchy="false">=</mo>
              <mi/>
            </mrow>
            <msub>
              <mrow>
                <mover accent="true">
                  <mi>q</mi>
                  <mo stretchy="false">̄</mo>
                </mover>
              </mrow>
              <mi>j</mi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  <mi/>
            <mo stretchy="false">⇔</mo>
            <mi/>
            <msub>
              <mi>F</mi>
              <mn>4</mn>
            </msub>
            <mrow>
              <mo stretchy="false">(</mo>
              <mrow>
                <mstyle mathvariant="bold">
                  <mrow>
                    <mi>p</mi>
                  </mrow>
                </mstyle>
                <mi>,</mi>
                <mover accent="true">
                  <mrow>
                    <mstyle mathvariant="bold">
                      <mrow>
                        <mi>p</mi>
                      </mrow>
                    </mstyle>
                  </mrow>
                  <mo stretchy="false">̄</mo>
                </mover>
                <mi>,</mi>
                <mi>t</mi>
              </mrow>
              <mo stretchy="false">)</mo>
            </mrow>
          </mrow>
        </mtd>
      </mtr>
    </mtable>
    <annotation encoding="StarMath 5.0">p_j `=` p_j ( bold q , bar {bold q} , t ) `;~~ {bar p} _j `=` {bar p} _j ( bold q , bar {bold q} , t ) ~~ dlrarrow ~~ F_1 ( bold q , bar {bold q} , t ) newline

p_j `=` p_j ( bold q , bar {bold p} , t ) `;~~ {bar q} _j `=` {bar q} _j ( bold q , bar {bold p} , t ) ~~ dlrarrow ~~ F_2 ( bold q , bar {bold p} , t ) newline

q_j `=` q_j ( bold p , bar {bold q} , t ) `;~~ {bar p} _j `=` {bar p} _j ( bold p , bar {bold q} , t ) ~~ dlrarrow ~~ F_3 ( bold p , bar {bold q} , t ) newline

q_j `=` q_j ( bold p , bar {bold p} , t ) `;~~ {bar q} _j `=` {bar q} _j ( bold p , bar {bold p} , t ) ~~ dlrarrow ~~ F_4 ( bold p , bar {bold p} , 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6:06:59.078000000</meta:creation-date>
    <meta:generator>LibreOffice/4.1.4.2$Windows_x86 LibreOffice_project/0a0440ccc0227ad9829de5f46be37cfb6edcf72</meta:generator>
  </office:meta>
</office:document-meta>
</file>